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6.25cm" fo:min-width="1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1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25cm" fo:min-width="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75cm" fo:min-width="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5cm" fo:min-width="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5cm"/>
      <style:paragraph-properties style:writing-mode="lr-tb"/>
    </style:style>
    <style:style style:name="gr10" style:family="graphic" style:parent-style-name="standard">
      <style:graphic-properties draw:fill="solid" draw:fill-color="#ffd428" draw:textarea-horizontal-align="justify" draw:textarea-vertical-align="middle" draw:auto-grow-height="false" fo:min-height="1.75cm" fo:min-width="4cm"/>
      <style:paragraph-properties style:writing-mode="lr-tb"/>
    </style:style>
    <style:style style:name="gr11" style:family="graphic" style:parent-style-name="standard">
      <style:graphic-properties draw:fill="solid" draw:fill-color="#069a2e" draw:textarea-horizontal-align="justify" draw:textarea-vertical-align="middle" draw:auto-grow-height="false" fo:min-height="1.75cm" fo:min-width="4.5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9.75cm" fo:min-width="9.5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6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5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0.75cm" fo:min-width="8.5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.5cm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6.5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428"/>
      <style:paragraph-properties fo:text-align="center"/>
    </style:style>
    <style:style style:name="P3" style:family="paragraph">
      <loext:graphic-properties draw:fill="solid" draw:fill-color="#069a2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11.5cm" svg:height="6.5cm" svg:x="8cm" svg:y="4cm">
          <text:p text:style-name="P1">Plateau de je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cm" svg:x="8cm" svg:y="1cm">
          <text:p text:style-name="P1">Adversai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cm" svg:x="8cm" svg:y="11cm">
          <text:p text:style-name="P1">Mon No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5cm" svg:height="1cm" svg:x="8cm" svg:y="12.5cm">
          <text:p text:style-name="P1">Banc des pièces capturé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5cm" svg:height="1cm" svg:x="8cm" svg:y="2.5cm">
          <text:p text:style-name="P1">Banc des pièces capturée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cm" svg:x="17cm" svg:y="1cm">
          <text:p text:style-name="P1">Chrono adv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cm" svg:x="17.5cm" svg:y="11cm">
          <text:p text:style-name="P1">Mon chrono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4.5cm" svg:x="22cm" svg:y="2.5cm">
          <text:p text:style-name="P1">Historiqu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5cm" svg:x="22cm" svg:y="7.5cm">
          <text:p text:style-name="P1">Cha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cm" svg:height="2.5cm" svg:x="20cm" svg:y="4cm">
          <text:p text:style-name="P1">abandonn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cm" svg:height="2.5cm" svg:x="20cm" svg:y="7.5cm">
          <text:p text:style-name="P1">Nul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cm" svg:height="1cm" svg:x="0.5cm" svg:y="1cm">
          <text:p text:style-name="P1">Menu déroulant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5cm" svg:height="2cm" svg:x="11.5cm" svg:y="4.5cm">
          <text:p text:style-name="P1">Pop Up a la fin</text:p>
          <text:p text:style-name="P1">Victoire ou défaite</text:p>
          <text:p text:style-name="P1">Elo</text:p>
          <text:p text:style-name="P1">Bouton retour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cm" svg:height="2cm" svg:x="1cm" svg:y="13cm">
          <text:p text:style-name="P1">Pendant une parti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1" draw:text-style-name="P3" draw:layer="layout" svg:width="5cm" svg:height="2cm" svg:x="1cm" svg:y="13cm">
          <text:p text:style-name="P1">Ecran de connexion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1" draw:layer="layout" svg:width="10cm" svg:height="10cm" svg:x="1cm" svg:y="1.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6.5cm" svg:height="1.5cm" svg:x="2.5cm" svg:y="3.5cm">
            <text:p text:style-name="P1">Identifiant</text:p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6.5cm" svg:height="1cm" svg:x="2.5cm" svg:y="6.5cm">
            <text:p text:style-name="P1">mdp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6cm" svg:height="1cm" svg:x="3cm" svg:y="10cm">
            <text:p text:style-name="P1">Création de compte</text:p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2.5cm" svg:height="0.5cm" svg:x="4.5cm" svg:y="8cm">
            <text:p text:style-name="P1">Valider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3" draw:layer="layout" svg:width="5cm" svg:height="2cm" svg:x="16.5cm" svg:y="13cm">
          <text:p text:style-name="P1">Ecran de création compt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9cm" svg:height="11cm" svg:x="15.5cm" svg:y="1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0.001cm" svg:x="9.5cm" svg:y="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cm" svg:height="1cm" svg:x="16.5cm" svg:y="2cm">
          <text:p text:style-name="P1">identifiant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cm" svg:height="1cm" svg:x="16.5cm" svg:y="3.5cm">
          <text:p text:style-name="P1">Pseudo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cm" svg:height="1cm" svg:x="16.5cm" svg:y="8cm">
          <text:p text:style-name="P1">Elo : choix entre débutant / initié / confirmé / expert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cm" svg:height="1cm" svg:x="16.5cm" svg:y="5cm">
          <text:p text:style-name="P1">mdp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cm" svg:height="1cm" svg:x="16.5cm" svg:y="9.5cm">
          <text:p text:style-name="P1">Coach : case à cocher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cm" svg:height="1cm" svg:x="16.5cm" svg:y="11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cm" svg:height="1cm" svg:x="16.5cm" svg:y="6.5cm">
          <text:p text:style-name="P1">Validez md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11" draw:text-style-name="P3" draw:layer="layout" svg:width="5cm" svg:height="2cm" svg:x="1cm" svg:y="13cm">
          <text:p text:style-name="P1">Ecran d’accue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11" draw:text-style-name="P3" draw:layer="layout" svg:width="5cm" svg:height="2cm" svg:x="1cm" svg:y="13cm">
          <text:p text:style-name="P1">Ecran des historiqu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5T17:18:33.473000000</meta:creation-date>
    <dc:date>2022-07-25T17:34:43.103000000</dc:date>
    <meta:editing-duration>PT5M48S</meta:editing-duration>
    <meta:editing-cycles>2</meta:editing-cycles>
    <meta:generator>LibreOffice/7.3.5.2$Windows_X86_64 LibreOffice_project/184fe81b8c8c30d8b5082578aee2fed2ea847c01</meta:generator>
    <meta:document-statistic meta:object-count="62"/>
  </office:meta>
</office:document-meta>
</file>